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3" style:family="paragraph" style:parent-style-name="Standard">
      <style:text-properties officeooo:rsid="002035fd" officeooo:paragraph-rsid="002035fd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 no#01</text:p>
      <text:p text:style-name="P1"><text:span text:style-name="T1">fn</text:span> <text:span text:style-name="T2">main</text:span>(){</text:p>
      <text:p text:style-name="P1"><text:span text:style-name="T1">let</text:span> my_string = <text:span text:style-name="T1">String</text:span>::<text:span text:style-name="T2">from</text:span>(<text:span text:style-name="T3">"my name is Ayesha"</text:span>);</text:p>
      <text:p text:style-name="P1"><text:span text:style-name="T2">println!</text:span>(<text:span text:style-name="T3">"{}"</text:span>,my_string);</text:p>
      <text:p text:style-name="P1"><text:span text:style-name="T1">let</text:span> my_email = <text:span text:style-name="T1">String</text:span>::<text:span text:style-name="T2">from</text:span>(<text:span text:style-name="T3">"ayeshazahid758@gmail.com"</text:span>);</text:p>
      <text:p text:style-name="P1"><text:span text:style-name="T2">println!</text:span>(<text:span text:style-name="T3">"my email is:{}"</text:span>,my_email);</text:p>
      <text:p text:style-name="P1"><text:span text:style-name="T1">let</text:span> my_age: <text:span text:style-name="T1">i8</text:span> =<text:span text:style-name="T4">20</text:span>;</text:p>
      <text:p text:style-name="P1"><text:span text:style-name="T2">println!</text:span>(<text:span text:style-name="T3">"my age is"</text:span>{} years<text:span text:style-name="T3">",my_age);</text:span></text:p>
      <text:p text:style-name="P2">}</text:p>
      <text:p text:style-name="Standard"/>
      <text:p text:style-name="Standard"/>
      <text:p text:style-name="Standard">my name is Ayesha</text:p>
      <text:p text:style-name="Standard">my email is:ayeshazahid758@gmail.com</text:p>
      <text:p text:style-name="Standard">my age is 20 years</text:p>
      <text:p text:style-name="Standard"/>
      <text:p text:style-name="Standard"/>
      <text:p text:style-name="P3">question no#02</text:p>
      <text:p text:style-name="P3"/>
      <text:p text:style-name="P3">fn main(){</text:p>
      <text:p text:style-name="P3"><text:tab/>let x=5;</text:p>
      <text:p text:style-name="P3"><text:tab/>let x=x+1;</text:p>
      <text:p text:style-name="P3"><text:tab/>let x=x*6;</text:p>
      <text:p text:style-name="P3"><text:tab/>println!("The final answer of x is {}",x);</text:p>
      <text:p text:style-name="P3">}</text:p>
      <text:p text:style-name="P3"/>
      <text:p text:style-name="P3"/>
      <text:p text:style-name="P3">The final answer of x is 36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6:31:28.192867538</meta:creation-date>
    <dc:date>2019-08-20T03:19:43.689983076</dc:date>
    <meta:editing-duration>PT7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65" meta:character-count="446" meta:non-whitespace-character-count="397"/>
  </office:meta>
</office:document-meta>
</file>